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531" officeooo:paragraph-rsid="00158531"/>
    </style:style>
    <style:style style:name="P2" style:family="paragraph" style:parent-style-name="Standard">
      <style:text-properties officeooo:rsid="0017036a" officeooo:paragraph-rsid="0017036a"/>
    </style:style>
    <style:style style:name="P3" style:family="paragraph" style:parent-style-name="Standard">
      <style:text-properties officeooo:rsid="0017036a" officeooo:paragraph-rsid="0018d9e7"/>
    </style:style>
    <style:style style:name="P4" style:family="paragraph" style:parent-style-name="Standard">
      <style:text-properties officeooo:rsid="0018d9e7" officeooo:paragraph-rsid="0018d9e7"/>
    </style:style>
    <style:style style:name="P5" style:family="paragraph" style:parent-style-name="Standard">
      <style:text-properties officeooo:rsid="00178a6e" officeooo:paragraph-rsid="00158531"/>
    </style:style>
    <style:style style:name="P6" style:family="paragraph" style:parent-style-name="Standard">
      <style:text-properties officeooo:rsid="001b6e2c" officeooo:paragraph-rsid="001b6e2c"/>
    </style:style>
    <style:style style:name="P7" style:family="paragraph" style:parent-style-name="Standard">
      <style:text-properties officeooo:rsid="00177e59" officeooo:paragraph-rsid="00177e59"/>
    </style:style>
    <style:style style:name="P8" style:family="paragraph" style:parent-style-name="Standard">
      <style:text-properties officeooo:rsid="001e6532" officeooo:paragraph-rsid="001e6532"/>
    </style:style>
    <style:style style:name="P9" style:family="paragraph" style:parent-style-name="Standard">
      <style:text-properties officeooo:rsid="001f03db" officeooo:paragraph-rsid="001f03db"/>
    </style:style>
    <style:style style:name="P10" style:family="paragraph" style:parent-style-name="Standard">
      <style:text-properties officeooo:rsid="0021c256" officeooo:paragraph-rsid="0021c256"/>
    </style:style>
    <style:style style:name="P11" style:family="paragraph" style:parent-style-name="Standard">
      <style:text-properties officeooo:rsid="0022ae7e" officeooo:paragraph-rsid="0022ae7e"/>
    </style:style>
    <style:style style:name="P12" style:family="paragraph" style:parent-style-name="Standard">
      <style:text-properties officeooo:rsid="0023ba33" officeooo:paragraph-rsid="0023ba33"/>
    </style:style>
    <style:style style:name="P13" style:family="paragraph" style:parent-style-name="Standard">
      <style:text-properties officeooo:rsid="0022ae7e" officeooo:paragraph-rsid="0022ae7e"/>
    </style:style>
    <style:style style:name="P14" style:family="paragraph" style:parent-style-name="Standard">
      <style:text-properties officeooo:rsid="0024d696" officeooo:paragraph-rsid="0024d696"/>
    </style:style>
    <style:style style:name="P15" style:family="paragraph" style:parent-style-name="Standard">
      <style:text-properties officeooo:rsid="00268eb4" officeooo:paragraph-rsid="00268eb4"/>
    </style:style>
    <style:style style:name="P16" style:family="paragraph" style:parent-style-name="Standard">
      <style:text-properties officeooo:rsid="00274d78" officeooo:paragraph-rsid="00274d78"/>
    </style:style>
    <style:style style:name="P17" style:family="paragraph" style:parent-style-name="Standard">
      <style:text-properties officeooo:rsid="0027a337" officeooo:paragraph-rsid="0027a337"/>
    </style:style>
    <style:style style:name="P18" style:family="paragraph" style:parent-style-name="Standard">
      <style:text-properties officeooo:rsid="0029c2e9" officeooo:paragraph-rsid="0029c2e9"/>
    </style:style>
    <style:style style:name="T1" style:family="text">
      <style:text-properties officeooo:rsid="00178a6e"/>
    </style:style>
    <style:style style:name="T2" style:family="text">
      <style:text-properties officeooo:rsid="001d2fc0"/>
    </style:style>
    <style:style style:name="T3" style:family="text">
      <style:text-properties officeooo:rsid="00268e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ary:</text:p>
      <text:p text:style-name="P5"/>
      <text:p text:style-name="P6">Unit 1: </text:p>
      <text:p text:style-name="P6"/>
      <text:p text:style-name="P4">Natural Language:</text:p>
      <text:p text:style-name="P4"/>
      <text:p text:style-name="P4">Artificial Language: </text:p>
      <text:p text:style-name="P2"/>
      <text:p text:style-name="P4">NLU: Natural Language Understanding is the computers attempt to produce a useful representation of some inputted language</text:p>
      <text:p text:style-name="P4"/>
      <text:p text:style-name="P4">NLG: Natural language generation is the creation of natural seeming language from structured data.</text:p>
      <text:p text:style-name="P4"/>
      <text:p text:style-name="P3">Word2Vec <text:span text:style-name="T1">(Mikolov 2013)</text:span>: <text:span text:style-name="T1">Each word is embedded in to word vector that represents multiple dimensions.</text:span></text:p>
      <text:p text:style-name="P7"/>
      <text:p text:style-name="P7"/>
      <text:p text:style-name="P6">Unit 2: </text:p>
      <text:p text:style-name="P6"/>
      <text:p text:style-name="P6">Lexical Analysis: <text:span text:style-name="T2">Morphological and stemming of the data into a lexicon to use for analysis.</text:span></text:p>
      <text:p text:style-name="P6"/>
      <text:p text:style-name="P6">Syntactical Analysis:</text:p>
      <text:p text:style-name="P6"/>
      <text:p text:style-name="P6">Semantic Analysis:</text:p>
      <text:p text:style-name="P6"/>
      <text:p text:style-name="P6">Discourse Analysis:</text:p>
      <text:p text:style-name="P6"/>
      <text:p text:style-name="P8">Stemming: </text:p>
      <text:p text:style-name="P8"/>
      <text:p text:style-name="P8">Collocations:</text:p>
      <text:p text:style-name="P8"/>
      <text:p text:style-name="P8">WordNet: The NLP bible of real-world word senses</text:p>
      <text:p text:style-name="P8"/>
      <text:p text:style-name="P9">POS Tagging: After breaking a text into a sentence we can tag the various parts of speech from the text.</text:p>
      <text:p text:style-name="P9"/>
      <text:p text:style-name="P10">Lemmatization: Convert terms down to there lemma or base form which goes beyond just stemming.</text:p>
      <text:p text:style-name="P10"/>
      <text:p text:style-name="P11">Named Entity Extraction: The identification and extraction of people, places, or things from a given text.</text:p>
      <text:p text:style-name="P11"/>
      <text:p text:style-name="P12">Relationship Extraction: Identification of the relationship between 2 or more different named entities.</text:p>
      <text:p text:style-name="P12"/>
      <text:p text:style-name="P12">Word Sense Disambiguation: Use of context words to clarify the intended meaning of the word with respect to the other terms.</text:p>
      <text:p text:style-name="P12"/>
      <text:p text:style-name="P12">GloVe:</text:p>
      <text:p text:style-name="P11"/>
      <text:p text:style-name="P11"/>
      <text:p text:style-name="P11"/>
      <text:p text:style-name="P14"><text:soft-page-break/>Unit 3: </text:p>
      <text:p text:style-name="P14"/>
      <text:p text:style-name="P14">Shallow NLP: <text:s/><text:span text:style-name="T3">Chunking of the of sentences or structures that useful for understanding text at a high level.</text:span></text:p>
      <text:p text:style-name="P14"/>
      <text:p text:style-name="P14">Deep NLP: <text:span text:style-name="T3">The understanding of every word and what it represents with respect to the context of everything else in the sentence or document.</text:span></text:p>
      <text:p text:style-name="P14"/>
      <text:p text:style-name="P15">Statistical NLP: Use of a combination of signals and nodes of varying strengths to develop a final statistical score.<text:line-break/></text:p>
      <text:p text:style-name="P15">Symbolic NLP: Rule based systems where tests are performed for applying each rule.</text:p>
      <text:p text:style-name="P15"/>
      <text:p text:style-name="P16">Feature Learning: The use of machine techniques to learn the features to feed into a model.</text:p>
      <text:p text:style-name="P16"/>
      <text:p text:style-name="P16">Feature Engineering: The hand crafting of the features or variables that are going to be used for the model.</text:p>
      <text:p text:style-name="P16"/>
      <text:p text:style-name="P17">Top-Down: </text:p>
      <text:p text:style-name="P17"/>
      <text:p text:style-name="P17">Bottom-Up: </text:p>
      <text:p text:style-name="P17"/>
      <text:p text:style-name="P18">Transparent NLP: These are interpretable NLP tasks meaning a user is able to see how a process is working or what features may be driving a prediction.</text:p>
      <text:p text:style-name="P18"/>
      <text:p text:style-name="P18">Opaque NLP: These are “black-box” NLP tools where the actual features or processes that drive the NLP result are unkn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1:42:38.794656844</meta:creation-date>
    <dc:date>2019-05-21T22:21:40.648698277</dc:date>
    <meta:editing-duration>P2DT16H49M3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332" meta:character-count="2089" meta:non-whitespace-character-count="1780"/>
  </office:meta>
</office:document-meta>
</file>